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Yu Mincho Demibold" fo:font-size="12pt" style:font-name-asian="Yu Mincho Demibold" style:font-size-asian="12pt" style:font-size-complex="12pt"/>
    </style:style>
    <style:style style:name="P2" style:family="paragraph" style:parent-style-name="Standard">
      <style:text-properties fo:color="#000000" loext:opacity="100%" style:font-name="Yu Mincho Demibold" fo:font-size="12pt" officeooo:rsid="0007a360" officeooo:paragraph-rsid="0007a360" style:font-name-asian="Yu Mincho Demibold" style:font-size-asian="12pt" style:font-size-complex="12pt"/>
    </style:style>
    <style:style style:name="P3" style:family="paragraph" style:parent-style-name="Standard">
      <style:text-properties fo:color="#000000" loext:opacity="100%" style:font-name="Yu Mincho Demibold" fo:font-size="12pt" officeooo:rsid="0007a360" officeooo:paragraph-rsid="0007a360" style:font-name-asian="Yu Mincho Demibold" style:font-size-asian="12pt" style:language-asian="zh" style:country-asian="CN" style:font-size-complex="12pt"/>
    </style:style>
    <style:style style:name="P4" style:family="paragraph" style:parent-style-name="Standard" style:list-style-name="L1">
      <style:text-properties fo:color="#000000" loext:opacity="100%" style:font-name="Yu Mincho Demibold" fo:font-size="12pt" officeooo:rsid="0007a360" officeooo:paragraph-rsid="0007a360" style:font-name-asian="Yu Mincho Demibold" style:font-size-asian="12pt" style:font-size-complex="12pt"/>
    </style:style>
    <style:style style:name="P5" style:family="paragraph" style:parent-style-name="Standard" style:list-style-name="L2">
      <style:text-properties fo:color="#000000" loext:opacity="100%" style:font-name="Yu Mincho Demibold" fo:font-size="12pt" officeooo:rsid="000c6b12" officeooo:paragraph-rsid="000c6b12" style:font-name-asian="Yu Mincho Demibold" style:font-size-asian="12pt" style:language-asian="zh" style:country-asian="CN" style:font-size-complex="12pt"/>
    </style:style>
    <style:style style:name="P6" style:family="paragraph" style:parent-style-name="Standard" style:list-style-name="L2">
      <style:text-properties fo:color="#000000" loext:opacity="100%" style:font-name="Yu Mincho Demibold" fo:font-size="12pt" officeooo:rsid="000c6b12" officeooo:paragraph-rsid="002b1bac" style:font-name-asian="Yu Mincho Demibold" style:font-size-asian="12pt" style:language-asian="zh" style:country-asian="CN" style:font-size-complex="12pt"/>
    </style:style>
    <style:style style:name="P7" style:family="paragraph" style:parent-style-name="Standard" style:list-style-name="L2">
      <style:text-properties fo:color="#000000" loext:opacity="100%" style:font-name="Yu Mincho Demibold" fo:font-size="12pt" officeooo:rsid="000c6b12" officeooo:paragraph-rsid="002f55dd" style:font-name-asian="Yu Mincho Demibold" style:font-size-asian="12pt" style:language-asian="zh" style:country-asian="CN" style:font-size-complex="12pt"/>
    </style:style>
    <style:style style:name="P8" style:family="paragraph" style:parent-style-name="Standard" style:list-style-name="L2">
      <style:text-properties fo:color="#000000" loext:opacity="100%" style:font-name="Yu Mincho Demibold" fo:font-size="12pt" officeooo:rsid="000c6b12" officeooo:paragraph-rsid="003dc130" style:font-name-asian="Yu Mincho Demibold" style:font-size-asian="12pt" style:language-asian="zh" style:country-asian="CN" style:font-size-complex="12pt"/>
    </style:style>
    <style:style style:name="P9" style:family="paragraph" style:parent-style-name="Standard" style:list-style-name="L2">
      <style:text-properties fo:color="#000000" loext:opacity="100%" style:font-name="Yu Mincho Demibold" fo:font-size="12pt" officeooo:rsid="000c6b12" officeooo:paragraph-rsid="004086ab" style:font-name-asian="Yu Mincho Demibold" style:font-size-asian="12pt" style:language-asian="zh" style:country-asian="CN" style:font-size-complex="12pt"/>
    </style:style>
    <style:style style:name="P10" style:family="paragraph" style:parent-style-name="Standard">
      <style:text-properties fo:color="#000000" loext:opacity="100%" style:font-name="Yu Mincho Demibold" fo:font-size="12pt" officeooo:rsid="000c6b12" officeooo:paragraph-rsid="000c6b12" style:font-name-asian="Yu Mincho Demibold" style:font-size-asian="12pt" style:language-asian="zh" style:country-asian="CN" style:font-size-complex="12pt"/>
    </style:style>
    <style:style style:name="P11" style:family="paragraph" style:parent-style-name="Standard" style:list-style-name="L2">
      <style:text-properties fo:color="#000000" loext:opacity="100%" style:font-name="Yu Mincho Demibold" fo:font-size="12pt" officeooo:rsid="003a91c8" officeooo:paragraph-rsid="00406eb1" style:font-name-asian="Yu Mincho Demibold" style:font-size-asian="12pt" style:language-asian="zh" style:country-asian="CN" style:font-size-complex="12pt"/>
    </style:style>
    <style:style style:name="P12" style:family="paragraph" style:parent-style-name="Standard" style:list-style-name="L2">
      <style:text-properties officeooo:paragraph-rsid="000c6b12"/>
    </style:style>
    <style:style style:name="T1" style:family="text">
      <style:text-properties style:font-weight-asian="bold"/>
    </style:style>
    <style:style style:name="T2" style:family="text">
      <style:text-properties fo:font-weight="bold"/>
    </style:style>
    <style:style style:name="T3" style:family="text">
      <style:text-properties fo:color="#000000" loext:opacity="100%" style:font-name="Yu Mincho Demibold" fo:font-size="12pt" officeooo:rsid="000c6b12" style:font-name-asian="Yu Mincho Demibold" style:font-size-asian="12pt" style:language-asian="zh" style:country-asian="CN" style:font-size-complex="12pt"/>
    </style:style>
    <style:style style:name="T4" style:family="text">
      <style:text-properties style:language-asian="ja" style:country-asian="JP"/>
    </style:style>
    <style:style style:name="T5" style:family="text">
      <style:text-properties officeooo:rsid="002fd0b9"/>
    </style:style>
    <style:style style:name="T6" style:family="text">
      <style:text-properties officeooo:rsid="0037585d"/>
    </style:style>
    <style:style style:name="T7" style:family="text">
      <style:text-properties officeooo:rsid="000c6b12"/>
    </style:style>
    <style:style style:name="T8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tracked-changes>
        <text:changed-region xml:id="ct2252837005616" text:id="ct2252837005616">
          <text:insertion>
            <office:change-info>
              <dc:creator>惠 旭家</dc:creator>
              <dc:date>2021-05-18T17:56:29</dc:date>
            </office:change-info>
          </text:insertion>
        </text:changed-region>
        <text:changed-region xml:id="ct2252837004416" text:id="ct2252837004416">
          <text:insertion>
            <office:change-info>
              <dc:creator>惠 旭家</dc:creator>
              <dc:date>2021-05-18T17:56:35</dc:date>
            </office:change-info>
          </text:insertion>
        </text:changed-region>
        <text:changed-region xml:id="ct2252837002256" text:id="ct2252837002256">
          <text:deletion>
            <office:change-info>
              <dc:creator>惠 旭家</dc:creator>
              <dc:date>2021-05-18T17:56:26</dc:date>
            </office:change-info>
            <text:list xml:id="list4055937520" text:style-name="L1">
              <text:list-item>
                <text:p text:style-name="P4"/>
              </text:list-item>
              <text:list-item>
                <text:p text:style-name="P4"/>
              </text:list-item>
            </text:list>
          </text:deletion>
        </text:changed-region>
        <text:changed-region xml:id="ct2252837007536" text:id="ct2252837007536">
          <text:deletion>
            <office:change-info>
              <dc:creator>惠 旭家</dc:creator>
              <dc:date>2021-05-18T17:56:26</dc:date>
            </office:change-info>
            <text:list xml:id="list180508956550572" text:continue-numbering="true" text:style-name="L1">
              <text:list-item>
                <text:p text:style-name="P4">甲國與乙國貿易，牛肉與土豆</text:p>
              </text:list-item>
              <text:list-item>
                <text:p text:style-name="P4"/>
              </text:list-item>
            </text:list>
          </text:deletion>
        </text:changed-region>
        <text:changed-region xml:id="ct2253079707600" text:id="ct2253079707600">
          <text:insertion>
            <office:change-info>
              <dc:creator>作者不明</dc:creator>
              <dc:date>2021-05-18T17:14:14</dc:date>
            </office:change-info>
          </text:insertion>
        </text:changed-region>
        <text:changed-region xml:id="ct2253079708080" text:id="ct2253079708080">
          <text:deletion>
            <office:change-info>
              <dc:creator>作者不明</dc:creator>
              <dc:date>2021-05-18T17:14:11</dc:date>
            </office:change-info>
            <text:p text:style-name="P10"><text:span text:style-name="T2">Production Possibility Curve</text:span>或<text:span text:style-name="T2">Production Possibilities Frontier</text:span></text:p>
          </text:deletion>
        </text:changed-region>
        <text:changed-region xml:id="ct2252960270080" text:id="ct2252960270080">
          <text:insertion>
            <office:change-info>
              <dc:creator>作者不明</dc:creator>
              <dc:date>2021-05-18T17:27:34</dc:date>
            </office:change-info>
          </text:insertion>
        </text:changed-region>
        <text:changed-region xml:id="ct2253079699680" text:id="ct2253079699680">
          <text:insertion>
            <office:change-info>
              <dc:creator>作者不明</dc:creator>
              <dc:date>2021-05-18T17:28:23</dc:date>
            </office:change-info>
          </text:insertion>
        </text:changed-region>
        <text:changed-region xml:id="ct2252960278720" text:id="ct2252960278720">
          <text:deletion>
            <office:change-info>
              <dc:creator>作者不明</dc:creator>
              <dc:date>2021-05-18T17:27:30</dc:date>
            </office:change-info>
            <text:p text:style-name="P10">是指用來描述在已知條件下，兩種產品之間在用盡所有資源、技術的情況下所有的生產組合的可能，在平面圖上所形成之軌跡</text:p>
          </text:deletion>
        </text:changed-region>
        <text:changed-region xml:id="ct2253079702080" text:id="ct2253079702080">
          <text:deletion>
            <office:change-info>
              <dc:creator>作者不明</dc:creator>
              <dc:date>2021-05-18T17:27:20</dc:date>
            </office:change-info>
            <text:p text:style-name="P10"><text:s/></text:p>
          </text:deletion>
        </text:changed-region>
        <text:changed-region xml:id="ct2252974604608" text:id="ct2252974604608">
          <text:insertion>
            <office:change-info>
              <dc:creator>作者不明</dc:creator>
              <dc:date>2021-05-18T17:27:01</dc:date>
            </office:change-info>
          </text:insertion>
        </text:changed-region>
        <text:changed-region xml:id="ct2252974604368" text:id="ct2252974604368">
          <text:insertion>
            <office:change-info>
              <dc:creator>作者不明</dc:creator>
              <dc:date>2021-05-18T17:29:06</dc:date>
            </office:change-info>
          </text:insertion>
        </text:changed-region>
        <text:changed-region xml:id="ct2253079682160" text:id="ct2253079682160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52837010896" text:id="ct2252837010896">
          <text:insertion>
            <office:change-info>
              <dc:creator>惠 旭家</dc:creator>
              <dc:date>2021-05-18T17:36:30</dc:date>
            </office:change-info>
          </text:insertion>
        </text:changed-region>
        <text:changed-region xml:id="ct2252837023856" text:id="ct2252837023856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53507116880" text:id="ct2253507116880">
          <text:insertion>
            <office:change-info>
              <dc:creator>作者不明</dc:creator>
              <dc:date>2021-05-18T17:20:30</dc:date>
            </office:change-info>
          </text:insertion>
        </text:changed-region>
        <text:changed-region xml:id="ct2253079701120" text:id="ct2253079701120">
          <text:insertion>
            <office:change-info>
              <dc:creator>作者不明</dc:creator>
              <dc:date>2021-05-18T17:26:28</dc:date>
            </office:change-info>
          </text:insertion>
        </text:changed-region>
        <text:changed-region xml:id="ct2252971401216" text:id="ct2252971401216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52837013536" text:id="ct2252837013536">
          <text:insertion>
            <office:change-info>
              <dc:creator>惠 旭家</dc:creator>
              <dc:date>2021-05-18T17:39:40</dc:date>
            </office:change-info>
          </text:insertion>
        </text:changed-region>
        <text:changed-region xml:id="ct2252837014016" text:id="ct2252837014016">
          <text:deletion>
            <office:change-info>
              <dc:creator>惠 旭家</dc:creator>
              <dc:date>2021-05-18T17:38:27</dc:date>
            </office:change-info>
            <text:p text:style-name="P10">值</text:p>
          </text:deletion>
          <text:insertion>
            <office:change-info office:chg-author="作者不明" office:chg-date-time="2021-05-18T17:29:17"/>
          </text:insertion>
        </text:changed-region>
        <text:changed-region xml:id="ct2252837021936" text:id="ct2252837021936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52841487936" text:id="ct2252841487936">
          <text:deletion>
            <office:change-info>
              <dc:creator>惠 旭家</dc:creator>
              <dc:date>2021-05-18T17:41:00</dc:date>
            </office:change-info>
            <text:p text:style-name="P10">下圖中，P*</text:p>
          </text:deletion>
          <text:insertion>
            <office:change-info office:chg-author="作者不明" office:chg-date-time="2021-05-18T17:30:07"/>
          </text:insertion>
        </text:changed-region>
        <text:changed-region xml:id="ct2252837019776" text:id="ct2252837019776">
          <text:deletion>
            <office:change-info>
              <dc:creator>惠 旭家</dc:creator>
              <dc:date>2021-05-18T17:34:51</dc:date>
            </office:change-info>
            <text:p text:style-name="P10">, </text:p>
          </text:deletion>
          <text:insertion>
            <office:change-info office:chg-author="作者不明" office:chg-date-time="2021-05-18T17:30:07"/>
          </text:insertion>
        </text:changed-region>
        <text:changed-region xml:id="ct2252837025056" text:id="ct2252837025056">
          <text:deletion>
            <office:change-info>
              <dc:creator>惠 旭家</dc:creator>
              <dc:date>2021-05-18T17:41:00</dc:date>
            </office:change-info>
            <text:p text:style-name="P10">Q*表示國家在進行交易前的均衡價格與均衡量。</text:p>
          </text:deletion>
          <text:insertion>
            <office:change-info office:chg-author="作者不明" office:chg-date-time="2021-05-18T17:30:07"/>
          </text:insertion>
        </text:changed-region>
        <text:changed-region xml:id="ct2252974602928" text:id="ct2252974602928">
          <text:deletion>
            <office:change-info>
              <dc:creator>惠 旭家</dc:creator>
              <dc:date>2021-05-18T17:40:56</dc:date>
            </office:change-info>
            <text:p text:style-name="P10">請回答下列問題：</text:p>
          </text:deletion>
          <text:insertion>
            <office:change-info office:chg-author="作者不明" office:chg-date-time="2021-05-18T17:31:03"/>
          </text:insertion>
        </text:changed-region>
        <text:changed-region xml:id="ct2252837023616" text:id="ct2252837023616">
          <text:insertion>
            <office:change-info>
              <dc:creator>惠 旭家</dc:creator>
              <dc:date>2021-05-18T17:36:19</dc:date>
            </office:change-info>
          </text:insertion>
        </text:changed-region>
        <text:changed-region xml:id="ct2252837021456" text:id="ct2252837021456">
          <text:insertion>
            <office:change-info>
              <dc:creator>惠 旭家</dc:creator>
              <dc:date>2021-05-18T17:45:09</dc:date>
            </office:change-info>
          </text:insertion>
        </text:changed-region>
        <text:changed-region xml:id="ct2252837016176" text:id="ct2252837016176">
          <text:insertion>
            <office:change-info>
              <dc:creator>惠 旭家</dc:creator>
              <dc:date>2021-05-18T17:51:11</dc:date>
            </office:change-info>
          </text:insertion>
        </text:changed-region>
        <text:changed-region xml:id="ct2252837021216" text:id="ct2252837021216">
          <text:insertion>
            <office:change-info>
              <dc:creator>惠 旭家</dc:creator>
              <dc:date>2021-05-18T17:40:12</dc:date>
            </office:change-info>
          </text:insertion>
        </text:changed-region>
        <text:changed-region xml:id="ct2252837017856" text:id="ct2252837017856">
          <text:insertion>
            <office:change-info>
              <dc:creator>惠 旭家</dc:creator>
              <dc:date>2021-05-18T17:41:46</dc:date>
            </office:change-info>
          </text:insertion>
        </text:changed-region>
        <text:changed-region xml:id="ct2252837017616" text:id="ct2252837017616">
          <text:insertion>
            <office:change-info>
              <dc:creator>惠 旭家</dc:creator>
              <dc:date>2021-05-18T17:42:02</dc:date>
            </office:change-info>
          </text:insertion>
        </text:changed-region>
        <text:changed-region xml:id="ct2252837020496" text:id="ct2252837020496">
          <text:insertion>
            <office:change-info>
              <dc:creator>惠 旭家</dc:creator>
              <dc:date>2021-05-18T17:43:00</dc:date>
            </office:change-info>
          </text:insertion>
        </text:changed-region>
        <text:changed-region xml:id="ct2252837012336" text:id="ct2252837012336">
          <text:insertion>
            <office:change-info>
              <dc:creator>惠 旭家</dc:creator>
              <dc:date>2021-05-18T17:44:00</dc:date>
            </office:change-info>
          </text:insertion>
        </text:changed-region>
        <text:changed-region xml:id="ct2252837018576" text:id="ct2252837018576">
          <text:insertion>
            <office:change-info>
              <dc:creator>惠 旭家</dc:creator>
              <dc:date>2021-05-18T17:45:04</dc:date>
            </office:change-info>
          </text:insertion>
        </text:changed-region>
        <text:changed-region xml:id="ct2252837014256" text:id="ct2252837014256">
          <text:insertion>
            <office:change-info>
              <dc:creator>惠 旭家</dc:creator>
              <dc:date>2021-05-18T17:52:06</dc:date>
            </office:change-info>
          </text:insertion>
        </text:changed-region>
        <text:changed-region xml:id="ct2252837024096" text:id="ct2252837024096">
          <text:insertion>
            <office:change-info>
              <dc:creator>惠 旭家</dc:creator>
              <dc:date>2021-05-18T17:46:16</dc:date>
            </office:change-info>
          </text:insertion>
        </text:changed-region>
        <text:changed-region xml:id="ct2252837023376" text:id="ct2252837023376">
          <text:insertion>
            <office:change-info>
              <dc:creator>惠 旭家</dc:creator>
              <dc:date>2021-05-18T17:47:06</dc:date>
            </office:change-info>
          </text:insertion>
        </text:changed-region>
        <text:changed-region xml:id="ct2252837013056" text:id="ct2252837013056">
          <text:insertion>
            <office:change-info>
              <dc:creator>惠 旭家</dc:creator>
              <dc:date>2021-05-18T17:48:00</dc:date>
            </office:change-info>
          </text:insertion>
        </text:changed-region>
        <text:changed-region xml:id="ct2252837025296" text:id="ct2252837025296">
          <text:insertion>
            <office:change-info>
              <dc:creator>惠 旭家</dc:creator>
              <dc:date>2021-05-18T17:49:03</dc:date>
            </office:change-info>
          </text:insertion>
        </text:changed-region>
        <text:changed-region xml:id="ct2252837025776" text:id="ct2252837025776">
          <text:insertion>
            <office:change-info>
              <dc:creator>惠 旭家</dc:creator>
              <dc:date>2021-05-18T17:50:02</dc:date>
            </office:change-info>
          </text:insertion>
        </text:changed-region>
        <text:changed-region xml:id="ct2252837022896" text:id="ct2252837022896">
          <text:insertion>
            <office:change-info>
              <dc:creator>惠 旭家</dc:creator>
              <dc:date>2021-05-18T17:51:31</dc:date>
            </office:change-info>
          </text:insertion>
        </text:changed-region>
        <text:changed-region xml:id="ct2252837015936" text:id="ct2252837015936">
          <text:insertion>
            <office:change-info>
              <dc:creator>惠 旭家</dc:creator>
              <dc:date>2021-05-18T17:52:31</dc:date>
            </office:change-info>
          </text:insertion>
        </text:changed-region>
        <text:changed-region xml:id="ct2252837006816" text:id="ct2252837006816">
          <text:insertion>
            <office:change-info>
              <dc:creator>惠 旭家</dc:creator>
              <dc:date>2021-05-18T17:53:35</dc:date>
            </office:change-info>
          </text:insertion>
        </text:changed-region>
        <text:changed-region xml:id="ct2252837024816" text:id="ct2252837024816">
          <text:insertion>
            <office:change-info>
              <dc:creator>惠 旭家</dc:creator>
              <dc:date>2021-05-18T17:54:00</dc:date>
            </office:change-info>
          </text:insertion>
        </text:changed-region>
        <text:changed-region xml:id="ct2252837002976" text:id="ct2252837002976">
          <text:insertion>
            <office:change-info>
              <dc:creator>惠 旭家</dc:creator>
              <dc:date>2021-05-18T17:57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學測提綱：</text:p>
      <text:list xml:id="list180508549647095" text:continue-numbering="true" text:style-name="L1">
        <text:list-item>
          <text:p text:style-name="P4">爲什麼要貿易：<text:change-start text:change-id="ct2252837005616"/><text:span text:style-name="T8">圖畫</text:span><text:change-end text:change-id="ct2252837005616"/>絕對優勢<text:change-start text:change-id="ct2252837004416"/><text:span text:style-name="T8">的，相對優勢有點繞，一張圖說不清楚</text:span><text:change-end text:change-id="ct2252837004416"/>；<text:change text:change-id="ct2252837002256"/><text:change text:change-id="ct2252837007536"/></text:p>
        </text:list-item>
        <text:list-item>
          <text:p text:style-name="P4">貿易壁壘：</text:p>
          <text:list>
            <text:list-item>
              <text:p text:style-name="P4">爲什麼要設置貿易壁壘</text:p>
            </text:list-item>
            <text:list-item>
              <text:p text:style-name="P4">關稅</text:p>
            </text:list-item>
            <text:list-item>
              <text:p text:style-name="P4">政府補貼內地產業</text:p>
            </text:list-item>
            <text:list-item>
              <text:p text:style-name="P4">傾銷與反傾銷</text:p>
            </text:list-item>
          </text:list>
        </text:list-item>
      </text:list>
      <text:p text:style-name="P2"/>
      <text:p text:style-name="P2"/>
      <text:p text:style-name="P2"/>
      <text:p text:style-name="P3">一、選擇題</text:p>
      <text:list xml:id="list4148494070" text:style-name="L2">
        <text:list-header>
          <text:p text:style-name="P5"><text:span text:style-name="T1">生產可能性曲線</text:span>（<text:change-start text:change-id="ct2253079707600"/>或稱生產可能性邊界<text:change-end text:change-id="ct2253079707600"/><text:change text:change-id="ct2253079708080"/>，簡稱<text:span text:style-name="T2">PPC</text:span>或<text:span text:style-name="T2">PPF</text:span>）<text:change-start text:change-id="ct2252960270080"/>能直觀地<text:change-end text:change-id="ct2252960270080"/><text:change-start text:change-id="ct2253079699680"/>體現兩個國家的生產能力，反映出其各自的優勢所在<text:change-end text:change-id="ct2253079699680"/><text:change text:change-id="ct2252960278720"/>。<text:change text:change-id="ct2253079702080"/><text:change-start text:change-id="ct2252974604608"/>請回答下列問題<text:change-end text:change-id="ct2252974604608"/><text:change-start text:change-id="ct2252974604368"/>：<text:change-end text:change-id="ct2252974604368"/><text:change-start text:change-id="ct2253079682160"/></text:p>
        </text:list-header>
        <text:list-item>
          <text:p text:style-name="P12"><text:span text:style-name="T3">甲乙兩國進行土豆、牛肉的貿易，甲乙兩國的國內生產可能性曲線如下圖。甲乙之間可能的貿易往來是：</text:span></text:p>
          <text:p text:style-name="P5">A. 甲國出口牛肉、進口土豆</text:p>
          <text:p text:style-name="P5">B. 乙國出口牛肉、進口土豆</text:p>
          <text:p text:style-name="P5">C. 由進各國出口公司自由決定<text:change-end text:change-id="ct2253079682160"/><text:change-start text:change-id="ct2252837010896"/></text:p>
          <text:p text:style-name="P5"><text:change-end text:change-id="ct2252837010896"/><text:change-start text:change-id="ct2252837023856"/></text:p>
          <text:p text:style-name="P5"><text:change-end text:change-id="ct2252837023856"/><text:change-start text:change-id="ct2253507116880"/>供給與需求模型中的供需曲線能直觀地反映<text:change-end text:change-id="ct2253507116880"/><text:change-start text:change-id="ct2253079701120"/>市場的均衡價格和均衡量<text:change-end text:change-id="ct2253079701120"/><text:change-start text:change-id="ct2252971401216"/>，這個價格與量即是理論最優<text:change-end text:change-id="ct2252971401216"/><text:change-start text:change-id="ct2252837013536"/><text:span text:style-name="T4">値</text:span><text:change-end text:change-id="ct2252837013536"/><text:change text:change-id="ct2252837014016"/><text:change-start text:change-id="ct2252837021936"/>。<text:change-end text:change-id="ct2252837021936"/><text:change text:change-id="ct2252841487936"/><text:change text:change-id="ct2252837019776"/><text:change text:change-id="ct2252837025056"/><text:change text:change-id="ct2252974602928"/><text:change-start text:change-id="ct2252837023616"/></text:p>
          <text:p text:style-name="P6"><text:change-end text:change-id="ct2252837023616"/><text:change-start text:change-id="ct2252837021456"/>在<text:change-end text:change-id="ct2252837021456"/><text:change-start text:change-id="ct2252837016176"/>某商品的國際市場<text:change-end text:change-id="ct2252837016176"/><text:change-start text:change-id="ct2252837021216"/>中，甲國是出口國，乙國是進口國。下列所有圖中，P*、Q*表示這個國家在進行交易前的均衡價格與均衡量。請回答下列問題：</text:p>
        </text:list-item>
        <text:list-item>
          <text:p text:style-name="P7"><text:change-end text:change-id="ct2252837021216"/><text:change-start text:change-id="ct2252837017856"/>根據上圖，甲國的出口量是：<text:change-end text:change-id="ct2252837017856"/><text:change-start text:change-id="ct2252837017616"/>（ <text:s text:c="2"/>）、乙國的進口量是：（ <text:s text:c="2"/>）</text:p>
          <text:p text:style-name="P7">A. Q<text:span text:style-name="T5">1<text:tab/><text:tab/>B. </text:span><text:change-end text:change-id="ct2252837017616"/><text:change-start text:change-id="ct2252837020496"/><text:span text:style-name="T5">Q2<text:tab/><text:tab/>C. Q*-Q1<text:tab/><text:tab/>D. Q2-Q*<text:tab/><text:tab/>E. </text:span><text:change-end text:change-id="ct2252837020496"/><text:change-start text:change-id="ct2252837012336"/><text:span text:style-name="T5">Q2-Q1</text:span></text:p>
        </text:list-item>
        <text:list-item>
          <text:p text:style-name="P7">爲保護本國企業，乙國對進口產品徵收了一定量的<text:change-end text:change-id="ct2252837012336"/><text:change-start text:change-id="ct2252837018576"/>關稅<text:change-end text:change-id="ct2252837018576"/><text:change-start text:change-id="ct2252837014256"/>（如上圖所示）<text:change-end text:change-id="ct2252837014256"/><text:change-start text:change-id="ct2252837024096"/>，其國內企業增加的生產量是：</text:p>
          <text:p text:style-name="P7">A. Q<text:change-end text:change-id="ct2252837024096"/><text:change-start text:change-id="ct2252837023376"/><text:span text:style-name="T6">4-Q3<text:tab/>B. Q3-Q2<text:tab/>C. Q2-Q1<text:tab/><text:tab/>D. Q4-Q</text:span><text:change-end text:change-id="ct2252837023376"/><text:change-start text:change-id="ct2252837013056"/><text:span text:style-name="T6">1<text:tab/><text:tab/>E. Q4-Q2</text:span><text:change-end text:change-id="ct2252837013056"/><text:change-start text:change-id="ct2252837025296"/></text:p>
        </text:list-item>
        <text:list-item>
          <text:p text:style-name="P11">爲保護本國企業，乙國對本國出口企業<text:change-end text:change-id="ct2252837025296"/><text:change-start text:change-id="ct2252837025776"/>以一定量的補貼<text:span text:style-name="T7">（如上圖所示）</text:span>，其國內企業增加的生產量是：</text:p>
          <text:p text:style-name="P8">A. Q<text:span text:style-name="T6">4-Q3<text:tab/>B. Q3-Q2<text:tab/>C. Q2-Q1<text:tab/><text:tab/>D. Q4-Q1<text:tab/><text:tab/>E. Q4-Q2</text:span></text:p>
        </text:list-item>
        <text:list-item>
          <text:p text:style-name="P9">在<text:change-end text:change-id="ct2252837025776"/><text:change-start text:change-id="ct2252837022896"/>這個市場中，丙國能以極低的價格<text:change-end text:change-id="ct2252837022896"/><text:change-start text:change-id="ct2252837015936"/>生產該產品，並以低於國際市場均衡<text:span text:style-name="T4">値</text:span>的價格出口（如上圖所示）<text:change-end text:change-id="ct2252837015936"/><text:change-start text:change-id="ct2252837006816"/>，丙國的行爲屬於：</text:p>
          <text:p text:style-name="P9">A. 傾銷<text:change-end text:change-id="ct2252837006816"/><text:change-start text:change-id="ct2252837024816"/><text:tab/>B.<text:change-end text:change-id="ct2252837024816"/><text:change-start text:change-id="ct2252837002976"/> 壟斷<text:tab/>C. ？？？<text:tab/><text:tab/>D. ？？？<text:tab/><text:tab/>E. ？？？<text:change-end text:change-id="ct2252837002976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9:28:13.729677027</meta:creation-date>
    <dc:date>2021-05-18T17:57:51.090000000</dc:date>
    <meta:editing-duration>PT1H55M18S</meta:editing-duration>
    <meta:editing-cycles>55</meta:editing-cycles>
    <meta:generator>LibreOffice/7.1.3.2$Windows_X86_64 LibreOffice_project/47f78053abe362b9384784d31a6e56f8511eb1c1</meta:generator>
    <dc:creator>惠 旭家</dc:creator>
    <meta:document-statistic meta:table-count="0" meta:image-count="0" meta:object-count="0" meta:page-count="1" meta:paragraph-count="23" meta:word-count="554" meta:character-count="703" meta:non-whitespace-character-count="648"/>
  </office:meta>
</office:document-meta>
</file>